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tils.getNotNull( HttpServletRequest req , HttpServletResponse resp , String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Utils.printRequest( HttpServletRequest req , PrintWriter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